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4*"/>
    </style:style>
    <style:style style:name="Table1.C" style:family="table-column">
      <style:table-column-properties style:column-width="4.249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2" style:family="table-row">
      <style:table-row-properties style:min-row-height="6.011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sans-serif" fo:font-size="13.5pt"/>
    </style:style>
    <style:style style:name="P2" style:family="paragraph" style:parent-style-name="Standard">
      <style:text-properties officeooo:paragraph-rsid="0009e818"/>
    </style:style>
    <style:style style:name="P3" style:family="paragraph" style:parent-style-name="Standard">
      <style:text-properties officeooo:rsid="0009e818" officeooo:paragraph-rsid="0009e818"/>
    </style:style>
    <style:style style:name="P4" style:family="paragraph" style:parent-style-name="Standard">
      <style:text-properties style:font-name="Liberation Serif" fo:font-size="12pt" style:font-size-asian="12pt" style:font-size-complex="12pt"/>
    </style:style>
    <style:style style:name="P5" style:family="paragraph" style:parent-style-name="Standard" style:list-style-name="L8">
      <style:text-properties style:font-name="Liberation Serif" fo:font-size="12pt" officeooo:paragraph-rsid="001b9487" style:font-size-asian="12pt" style:font-size-complex="12pt"/>
    </style:style>
    <style:style style:name="P6" style:family="paragraph" style:parent-style-name="Standard">
      <style:text-properties style:font-name="Liberation Serif" fo:font-size="12pt" officeooo:paragraph-rsid="001b9487" style:font-size-asian="12pt" style:font-size-complex="12pt"/>
    </style:style>
    <style:style style:name="P7" style:family="paragraph" style:parent-style-name="Standard">
      <style:text-properties style:font-name="Liberation Serif" fo:font-size="12pt" officeooo:paragraph-rsid="000d83fb" style:font-size-asian="12pt" style:font-name-complex="Liberation Serif1" style:font-size-complex="12pt"/>
    </style:style>
    <style:style style:name="P8" style:family="paragraph" style:parent-style-name="Standard" style:list-style-name="L1"/>
    <style:style style:name="P9" style:family="paragraph" style:parent-style-name="Standard">
      <style:text-properties fo:font-size="12pt" officeooo:paragraph-rsid="0009e818" style:font-size-asian="12pt" style:font-size-complex="12pt"/>
    </style:style>
    <style:style style:name="P10" style:family="paragraph" style:parent-style-name="Table_20_Contents" style:list-style-name="L1"/>
    <style:style style:name="P11" style:family="paragraph" style:parent-style-name="Table_20_Contents">
      <style:text-properties officeooo:paragraph-rsid="000d83fb"/>
    </style:style>
    <style:style style:name="P12" style:family="paragraph" style:parent-style-name="Table_20_Contents">
      <style:text-properties style:font-name="Liberation Serif" fo:font-size="12pt" style:font-size-asian="12pt" style:font-size-complex="12pt"/>
    </style:style>
    <style:style style:name="P13" style:family="paragraph" style:parent-style-name="Table_20_Contents" style:list-style-name="L1">
      <style:text-properties style:font-name="Liberation Serif" fo:font-size="12pt" officeooo:rsid="0015c495" officeooo:paragraph-rsid="000d83fb" style:font-size-asian="12pt" style:font-size-complex="12pt"/>
    </style:style>
    <style:style style:name="P14" style:family="paragraph" style:parent-style-name="Table_20_Contents" style:list-style-name="L5">
      <style:text-properties style:font-name="Liberation Serif" fo:font-size="12pt" officeooo:rsid="0015c495" officeooo:paragraph-rsid="000d83fb" style:font-size-asian="12pt" style:font-size-complex="12pt"/>
    </style:style>
    <style:style style:name="P15" style:family="paragraph" style:parent-style-name="Table_20_Contents" style:list-style-name="L9">
      <style:text-properties style:font-name="Liberation Serif" fo:font-size="12pt" officeooo:rsid="0015c495" officeooo:paragraph-rsid="00195eb7" style:font-size-asian="12pt" style:font-size-complex="12pt"/>
    </style:style>
    <style:style style:name="P16" style:family="paragraph" style:parent-style-name="Table_20_Contents" style:list-style-name="L8">
      <style:text-properties style:font-name="Liberation Serif" fo:font-size="12pt" officeooo:rsid="001a8d83" officeooo:paragraph-rsid="000d83fb" style:font-size-asian="12pt" style:font-size-complex="12pt"/>
    </style:style>
    <style:style style:name="P17" style:family="paragraph" style:parent-style-name="Table_20_Contents" style:list-style-name="L7">
      <style:text-properties style:font-name="Liberation Serif" fo:font-size="12pt" officeooo:rsid="0017af6c" officeooo:paragraph-rsid="000d83fb" style:font-size-asian="12pt" style:font-size-complex="12pt"/>
    </style:style>
    <style:style style:name="P18" style:family="paragraph" style:parent-style-name="Table_20_Contents" style:list-style-name="L6">
      <style:text-properties style:font-name="Liberation Serif" fo:font-size="12pt" officeooo:rsid="0017af6c" officeooo:paragraph-rsid="0017af6c" style:font-size-asian="12pt" style:font-size-complex="12pt"/>
    </style:style>
    <style:style style:name="P19" style:family="paragraph" style:parent-style-name="Table_20_Contents" style:list-style-name="L9">
      <style:text-properties style:font-name="Liberation Serif" fo:font-size="12pt" officeooo:rsid="0017af6c" officeooo:paragraph-rsid="00195eb7" style:font-size-asian="12pt" style:font-size-complex="12pt"/>
    </style:style>
    <style:style style:name="P20" style:family="paragraph" style:parent-style-name="Table_20_Contents" style:list-style-name="L6">
      <style:text-properties style:font-name="Liberation Serif" fo:font-size="12pt" officeooo:paragraph-rsid="0017af6c" style:font-size-asian="12pt" style:font-size-complex="12pt"/>
    </style:style>
    <style:style style:name="P21" style:family="paragraph" style:parent-style-name="Table_20_Contents" style:list-style-name="L6">
      <style:text-properties style:font-name="Liberation Serif" fo:font-size="12pt" officeooo:paragraph-rsid="000d83fb" style:font-size-asian="12pt" style:font-size-complex="12pt"/>
    </style:style>
    <style:style style:name="P22" style:family="paragraph" style:parent-style-name="Table_20_Contents" style:list-style-name="L5">
      <style:text-properties style:font-name="Liberation Serif" fo:font-size="12pt" officeooo:rsid="00176bbb" officeooo:paragraph-rsid="000d83fb" style:font-size-asian="12pt" style:font-size-complex="12pt"/>
    </style:style>
    <style:style style:name="P23" style:family="paragraph" style:parent-style-name="Table_20_Contents" style:list-style-name="L3">
      <style:text-properties style:font-name="Liberation Serif" fo:font-size="12pt" officeooo:paragraph-rsid="000ca772" style:font-size-asian="12pt" style:font-size-complex="12pt"/>
    </style:style>
    <style:style style:name="P24" style:family="paragraph" style:parent-style-name="Table_20_Contents" style:list-style-name="L3">
      <style:text-properties style:font-name="Liberation Serif" fo:font-size="12pt" officeooo:paragraph-rsid="000d83fb" style:font-size-asian="12pt" style:font-size-complex="12pt"/>
    </style:style>
    <style:style style:name="P25" style:family="paragraph" style:parent-style-name="Table_20_Contents" style:list-style-name="L3">
      <style:text-properties style:font-name="Liberation Serif" fo:font-size="12pt" officeooo:rsid="000ca772" officeooo:paragraph-rsid="000ca772" style:font-size-asian="12pt" style:font-size-complex="12pt"/>
    </style:style>
    <style:style style:name="P26" style:family="paragraph" style:parent-style-name="Table_20_Contents" style:list-style-name="L3">
      <style:text-properties style:font-name="Liberation Serif" fo:font-size="12pt" officeooo:rsid="000ca772" officeooo:paragraph-rsid="000d83fb" style:font-size-asian="12pt" style:font-size-complex="12pt"/>
    </style:style>
    <style:style style:name="P27" style:family="paragraph" style:parent-style-name="Table_20_Contents">
      <style:text-properties style:font-name="Liberation Serif" fo:font-size="12pt" officeooo:rsid="000ca772" officeooo:paragraph-rsid="000ca772" style:font-size-asian="12pt" style:font-size-complex="12pt"/>
    </style:style>
    <style:style style:name="P28" style:family="paragraph" style:parent-style-name="Table_20_Contents" style:list-style-name="L1">
      <style:text-properties style:font-name="Liberation Serif" fo:font-size="12pt" officeooo:rsid="00147493" officeooo:paragraph-rsid="000d83fb" style:font-size-asian="12pt" style:font-size-complex="12pt"/>
    </style:style>
    <style:style style:name="P29" style:family="paragraph" style:parent-style-name="Table_20_Contents" style:list-style-name="L9">
      <style:text-properties style:font-name="Liberation Serif" fo:font-size="12pt" officeooo:rsid="00147493" officeooo:paragraph-rsid="00195eb7" style:font-size-asian="12pt" style:font-size-complex="12pt"/>
    </style:style>
    <style:style style:name="P30" style:family="paragraph" style:parent-style-name="Table_20_Contents" style:list-style-name="L2">
      <style:text-properties style:font-name="Liberation Serif" fo:font-size="12pt" officeooo:paragraph-rsid="000b7d81" style:font-size-asian="12pt" style:font-size-complex="12pt"/>
    </style:style>
    <style:style style:name="P31" style:family="paragraph" style:parent-style-name="Table_20_Contents" style:list-style-name="L11">
      <style:text-properties style:font-name="Liberation Serif" fo:font-size="12pt" officeooo:paragraph-rsid="0009e818" style:font-size-asian="12pt" style:font-size-complex="12pt"/>
    </style:style>
    <style:style style:name="P32" style:family="paragraph" style:parent-style-name="Table_20_Contents" style:list-style-name="L12">
      <style:text-properties style:font-name="Liberation Serif" fo:font-size="12pt" officeooo:paragraph-rsid="000ca772" style:font-size-asian="12pt" style:font-size-complex="12pt"/>
    </style:style>
    <style:style style:name="P33" style:family="paragraph" style:parent-style-name="Table_20_Contents" style:list-style-name="L13">
      <style:text-properties style:font-name="Liberation Serif" fo:font-size="12pt" officeooo:paragraph-rsid="000d83fb" style:font-size-asian="12pt" style:font-size-complex="12pt"/>
    </style:style>
    <style:style style:name="P34" style:family="paragraph" style:parent-style-name="Table_20_Contents" style:list-style-name="L9">
      <style:text-properties style:font-name="Liberation Serif" fo:font-size="12pt" officeooo:rsid="00182808" officeooo:paragraph-rsid="00195eb7" style:font-size-asian="12pt" style:font-size-complex="12pt"/>
    </style:style>
    <style:style style:name="P35" style:family="paragraph" style:parent-style-name="Table_20_Contents">
      <style:text-properties style:font-name="Liberation Serif" fo:font-size="12pt" officeooo:rsid="0009e818" officeooo:paragraph-rsid="0009e818" style:font-size-asian="12pt" style:font-size-complex="12pt"/>
    </style:style>
    <style:style style:name="P36" style:family="paragraph" style:parent-style-name="Table_20_Contents">
      <style:text-properties style:font-name="Liberation Serif" fo:font-size="12pt" officeooo:rsid="000d83fb" officeooo:paragraph-rsid="000d83fb" style:font-size-asian="12pt" style:font-size-complex="12pt"/>
    </style:style>
    <style:style style:name="T1" style:family="text">
      <style:text-properties officeooo:rsid="0009e818"/>
    </style:style>
    <style:style style:name="T2" style:family="text">
      <style:text-properties style:font-name="sans-serif"/>
    </style:style>
    <style:style style:name="T3" style:family="text">
      <style:text-properties style:font-name="sans-serif" fo:font-size="13.5pt"/>
    </style:style>
    <style:style style:name="T4" style:family="text">
      <style:text-properties style:font-name="sans-serif" fo:font-size="12pt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officeooo:rsid="000ca772"/>
    </style:style>
    <style:style style:name="T7" style:family="text">
      <style:text-properties fo:font-size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09e818" style:font-size-asian="12pt" style:font-size-complex="12pt"/>
    </style:style>
    <style:style style:name="T10" style:family="text">
      <style:text-properties officeooo:rsid="0015c495"/>
    </style:style>
    <style:style style:name="T11" style:family="text">
      <style:text-properties officeooo:rsid="0017cc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.</text:p>
      <text:p text:style-name="P1"><text:span text:style-name="T1">1</text:span><text:span text:style-name="T9">. </text:span><text:span text:style-name="T8">Determine the Input, Process and Exit criteria for each of the project </text:span></text:p>
      <text:p text:style-name="P9"><text:span text:style-name="T2">management processes </text:span></text:p>
      <text:p text:style-name="P9"><text:span text:style-name="T2">Present the above data in a tabular diagram</text:span></text:p>
      <text:p text:style-name="P2"><text:span text:style-name="T3"/></text:p>
      <text:p text:style-name="P3"><text:span text:style-name="T3">SOLN:</text:span></text:p>
      <text:p text:style-name="P3"><text:span text:style-name="T3"><text:s text:c="2"/>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row>
          <table:table-cell table:style-name="Table1.A1" office:value-type="string">
            <text:p text:style-name="P35">STAGE</text:p>
          </table:table-cell>
          <table:table-cell table:style-name="Table1.A1" office:value-type="string">
            <text:p text:style-name="P35">INPUT</text:p>
          </table:table-cell>
          <table:table-cell table:style-name="Table1.A1" office:value-type="string">
            <text:p text:style-name="P35">PROCESS</text:p>
          </table:table-cell>
          <table:table-cell table:style-name="Table1.D1" office:value-type="string">
            <text:p text:style-name="P35">EXIT</text:p>
          </table:table-cell>
        </table:table-row>
        <table:table-row table:style-name="Table1.2">
          <table:table-cell table:style-name="Table1.A2" office:value-type="string">
            <text:p text:style-name="P35">Project initiation</text:p>
          </table:table-cell>
          <table:table-cell table:style-name="Table1.A2" office:value-type="string">
            <text:list xml:id="list2354385413691410235" text:style-name="L11">
              <text:list-item>
                <text:p text:style-name="P31"><text:span text:style-name="T1">Bussiness case- a bussiness case is an oppertunity to develope a new project based on a problem which may be due to factors such as legal requirement,customer requirement, operational needs etc</text:span></text:p>
              </text:list-item>
            </text:list>
          </table:table-cell>
          <table:table-cell table:style-name="Table1.A2" office:value-type="string">
            <text:list xml:id="list9168163963809229796" text:style-name="L1">
              <text:list-item>
                <text:p text:style-name="P28">Develop a business case</text:p>
              </text:list-item>
              <text:list-item>
                <text:p text:style-name="P13">Undertake a feasibility study</text:p>
              </text:list-item>
              <text:list-item>
                <text:p text:style-name="P13">Establish the Project Charter</text:p>
              </text:list-item>
              <text:list-item>
                <text:p text:style-name="P13">Appoint the project team</text:p>
              </text:list-item>
              <text:list-item>
                <text:p text:style-name="P13">Set up Project Office</text:p>
                <text:p text:style-name="P13">Perform a Phase Review</text:p>
              </text:list-item>
            </text:list>
            <text:p text:style-name="P12"/>
            <text:p text:style-name="P12"/>
          </table:table-cell>
          <table:table-cell table:style-name="Table1.D2" office:value-type="string">
            <text:list xml:id="list7530937688716318885" text:style-name="L2">
              <text:list-item>
                <text:p text:style-name="P30"><text:span text:style-name="T1">Project charter – defines and outlines the main expectations of the project</text:span></text:p>
              </text:list-item>
              <text:list-item>
                <text:p text:style-name="P30"><text:span text:style-name="T1">project scope- project scope is like defining an outline or a boundary to the whole project.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27">Project planning</text:p>
          </table:table-cell>
          <table:table-cell table:style-name="Table1.A2" office:value-type="string">
            <text:list xml:id="list8176096018354582408" text:style-name="L12">
              <text:list-item>
                <text:p text:style-name="P32"><text:span text:style-name="T6">Project charter</text:span></text:p>
              </text:list-item>
              <text:list-item>
                <text:p text:style-name="P32"><text:span text:style-name="T6">project scope</text:span></text:p>
              </text:list-item>
            </text:list>
          </table:table-cell>
          <table:table-cell table:style-name="Table1.A2" office:value-type="string">
            <text:list xml:id="list7254585664298181260" text:style-name="L5">
              <text:list-item>
                <text:p text:style-name="P22">Create a Project Plan</text:p>
              </text:list-item>
              <text:list-item>
                <text:p text:style-name="P22">Create a Resource Plan</text:p>
              </text:list-item>
              <text:list-item>
                <text:p text:style-name="P22">Create a Financial Plan</text:p>
              </text:list-item>
              <text:list-item>
                <text:p text:style-name="P22">Create a Quality Plan</text:p>
              </text:list-item>
              <text:list-item>
                <text:p text:style-name="P22">Create a Risk Plan</text:p>
              </text:list-item>
              <text:list-item>
                <text:p text:style-name="P22">Create an Acceptance Plan</text:p>
              </text:list-item>
              <text:list-item>
                <text:p text:style-name="P22">Create a CommunicationPlan</text:p>
              </text:list-item>
              <text:list-item>
                <text:p text:style-name="P22">Create a Procurement Plan</text:p>
              </text:list-item>
              <text:list-item>
                <text:p text:style-name="P22">Contract the<text:span text:style-name="T10">Project Management Plan</text:span></text:p>
              </text:list-item>
              <text:list-item>
                <text:p text:style-name="P14">Management plans for each Functional area</text:p>
              </text:list-item>
              <text:list-item>
                <text:p text:style-name="P22"><text:soft-page-break/><text:span text:style-name="T10">Ongoing Project plan Updates</text:span> Suppliers</text:p>
              </text:list-item>
              <text:list-item>
                <text:p text:style-name="P22">Perform a Phase Review</text:p>
              </text:list-item>
            </text:list>
          </table:table-cell>
          <table:table-cell table:style-name="Table1.D2" office:value-type="string">
            <text:list xml:id="list1220552328976400276" text:style-name="L3">
              <text:list-item>
                <text:p text:style-name="P23"><text:span text:style-name="T6">Project management plan</text:span></text:p>
              </text:list-item>
              <text:list-item>
                <text:p text:style-name="P23"><text:span text:style-name="T6">management paln for each functional area</text:span></text:p>
              </text:list-item>
              <text:list-item>
                <text:p text:style-name="P25">ongoing project plan updates</text:p>
              </text:list-item>
            </text:list>
          </table:table-cell>
        </table:table-row>
        <table:table-row>
          <table:table-cell table:style-name="Table1.A2" office:value-type="string">
            <text:p text:style-name="P27">Project execution</text:p>
          </table:table-cell>
          <table:table-cell table:style-name="Table1.A2" office:value-type="string">
            <text:list xml:id="list145049982504523" text:continue-numbering="true" text:style-name="L3">
              <text:list-item>
                <text:p text:style-name="P24"><text:span text:style-name="T6">Project management plan</text:span></text:p>
              </text:list-item>
              <text:list-item>
                <text:p text:style-name="P24"><text:span text:style-name="T6">management paln for each functional area</text:span></text:p>
              </text:list-item>
              <text:list-item>
                <text:p text:style-name="P26">ongoing project plan updates</text:p>
              </text:list-item>
            </text:list>
          </table:table-cell>
          <table:table-cell table:style-name="Table1.A2" office:value-type="string">
            <text:list xml:id="list4948916433301108458" text:style-name="L6">
              <text:list-item>
                <text:p text:style-name="P18">Perform Time Management</text:p>
              </text:list-item>
              <text:list-item>
                <text:p text:style-name="P18"><text:s/>Perform Cost Management</text:p>
              </text:list-item>
              <text:list-item>
                <text:p text:style-name="P18"><text:s/>Perform Quality Management</text:p>
              </text:list-item>
              <text:list-item>
                <text:p text:style-name="P18"><text:s/>Perform Change Management</text:p>
              </text:list-item>
              <text:list-item>
                <text:p text:style-name="P18">Perform Risk Management</text:p>
                <text:p text:style-name="P20"/>
              </text:list-item>
              <text:list-item>
                <text:p text:style-name="P18">Perform Issue Management</text:p>
              </text:list-item>
              <text:list-item>
                <text:p text:style-name="P18">Perform Procurement Management</text:p>
              </text:list-item>
              <text:list-item>
                <text:p text:style-name="P18"><text:s/>Perform Acceptance Management</text:p>
              </text:list-item>
              <text:list-item>
                <text:p text:style-name="P18">Perform Communications Management</text:p>
              </text:list-item>
              <text:list-item>
                <text:p text:style-name="P18">Perform a Phase Review</text:p>
              </text:list-item>
            </text:list>
          </table:table-cell>
          <table:table-cell table:style-name="Table1.D2" office:value-type="string">
            <text:list xml:id="list145048812216943" text:continue-numbering="true" text:style-name="L6">
              <text:list-item>
                <text:p text:style-name="P21">Project deliverables,</text:p>
              </text:list-item>
              <text:list-item>
                <text:p text:style-name="P21">Change management documents,</text:p>
              </text:list-item>
              <text:list-item>
                <text:p text:style-name="P21">Measurement of project activities</text:p>
              </text:list-item>
            </text:list>
          </table:table-cell>
        </table:table-row>
        <table:table-row>
          <table:table-cell table:style-name="Table1.A2" office:value-type="string">
            <text:p text:style-name="P36">Project monitoring and controll</text:p>
          </table:table-cell>
          <table:table-cell table:style-name="Table1.A2" office:value-type="string">
            <text:list xml:id="list3767777005976510003" text:style-name="L13">
              <text:list-item>
                <text:p text:style-name="P33">Project deliverables,</text:p>
              </text:list-item>
              <text:list-item>
                <text:p text:style-name="P33">Change management documents,</text:p>
              </text:list-item>
              <text:list-item>
                <text:p text:style-name="P33">Measurement of project activities</text:p>
              </text:list-item>
            </text:list>
          </table:table-cell>
          <table:table-cell table:style-name="Table1.A2" office:value-type="string">
            <text:list xml:id="list5665134004808098348" text:style-name="L7">
              <text:list-item>
                <text:p text:style-name="P17">regular reviews using WBS as basis </text:p>
              </text:list-item>
              <text:list-item>
                <text:p text:style-name="P17">regular review of actual costs,<text:span text:style-name="T11">risks</text:span> resource loading<text:span text:style-name="T11">s etc.</text:span></text:p>
              </text:list-item>
              <text:list-item>
                <text:p text:style-name="P17">regular meetings </text:p>
                <text:p text:style-name="P17">production of periodic progress reports</text:p>
              </text:list-item>
              <text:list-item>
                <text:p text:style-name="P17">inspections/ audits</text:p>
              </text:list-item>
            </text:list>
          </table:table-cell>
          <table:table-cell table:style-name="Table1.D2" office:value-type="string">
            <text:p text:style-name="P7">Progress and status reports,Plan updates,Risks registers,Change requests,Work products/deliverables</text:p>
          </table:table-cell>
        </table:table-row>
        <table:table-row>
          <table:table-cell table:style-name="Table1.A2" office:value-type="string">
            <text:p text:style-name="P36">closure</text:p>
          </table:table-cell>
          <table:table-cell table:style-name="Table1.A2" office:value-type="string">
            <text:list xml:id="list858922856589910523" text:style-name="L9">
              <text:list-item>
                <text:p text:style-name="P29">Project Charter</text:p>
              </text:list-item>
              <text:list-item>
                <text:p text:style-name="P29">Scope Staement</text:p>
              </text:list-item>
              <text:list-item>
                <text:p text:style-name="P15"><text:soft-page-break/>Project Management Plan</text:p>
              </text:list-item>
              <text:list-item>
                <text:p text:style-name="P15">Management plans for each Functional area</text:p>
              </text:list-item>
              <text:list-item>
                <text:p text:style-name="P15">Ongoing Project plan Updates</text:p>
              </text:list-item>
              <text:list-item>
                <text:p text:style-name="P19">Project Deliverables</text:p>
              </text:list-item>
              <text:list-item>
                <text:p text:style-name="P19">Change Managment Document</text:p>
              </text:list-item>
              <text:list-item>
                <text:p text:style-name="P19">Performance baselines</text:p>
              </text:list-item>
              <text:list-item>
                <text:p text:style-name="P34">Progress and Status reports.</text:p>
              </text:list-item>
              <text:list-item>
                <text:p text:style-name="P34">Plan Updates</text:p>
              </text:list-item>
              <text:list-item>
                <text:p text:style-name="P34">Change requests</text:p>
              </text:list-item>
              <text:list-item>
                <text:p text:style-name="P34">Work products/ Deliverables</text:p>
              </text:list-item>
            </text:list>
          </table:table-cell>
          <table:table-cell table:style-name="Table1.A2" office:value-type="string">
            <text:list xml:id="list1380287382301366028" text:style-name="L8">
              <text:list-item>
                <text:p text:style-name="P5">Obtaining acceptance by <text:soft-page-break/>the customer or sponsor <text:s/>(approval to close)</text:p>
              </text:list-item>
              <text:list-item>
                <text:p text:style-name="P5">Releasing people and resources</text:p>
              </text:list-item>
              <text:list-item>
                <text:p text:style-name="P5">Reporting on team performance and lessons learned</text:p>
              </text:list-item>
              <text:list-item>
                <text:p text:style-name="P5">Updating or finalizing documents, project records, and results</text:p>
              </text:list-item>
              <text:list-item>
                <text:p text:style-name="P5">Finalizing procurements</text:p>
              </text:list-item>
              <text:list-item>
                <text:p text:style-name="P5">Performing quality assurance activities</text:p>
              </text:list-item>
              <text:list-item>
                <text:p text:style-name="P5">Storing or archiving information. </text:p>
              </text:list-item>
            </text:list>
            <text:p text:style-name="P6"/>
          </table:table-cell>
          <table:table-cell table:style-name="Table1.D2" office:value-type="string">
            <text:list xml:id="list145050337053193" text:continue-numbering="true" text:style-name="L8">
              <text:list-item>
                <text:p text:style-name="P16">Certificate of completion</text:p>
              </text:list-item>
              <text:list-item>
                <text:p text:style-name="P16"><text:soft-page-break/>Staff work assignments</text:p>
              </text:list-item>
              <text:list-item>
                <text:p text:style-name="P16">Plan updates</text:p>
              </text:list-item>
              <text:list-item>
                <text:p text:style-name="P16">Final work products/deliverables or services</text:p>
              </text:list-item>
            </text:list>
          </table:table-cell>
        </table:table-row>
      </table:table>
      <text:p text:style-name="P3"><text:span text:style-name="T3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3:55:44.242256508</meta:creation-date>
    <dc:date>2016-08-18T14:50:48.678953470</dc:date>
    <meta:editing-duration>PT23M43S</meta:editing-duration>
    <meta:editing-cycles>1</meta:editing-cycles>
    <meta:document-statistic meta:table-count="1" meta:image-count="0" meta:object-count="0" meta:page-count="3" meta:paragraph-count="90" meta:word-count="443" meta:character-count="2736" meta:non-whitespace-character-count="2442"/>
    <meta:generator>LibreOffice/5.1.4.2$Linux_X86_64 LibreOffice_project/10m0$Build-2</meta:generator>
  </office:meta>
</office:document-meta>
</file>